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los Text" svg:font-family="'Golos Text'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462cm" fo:margin-left="-0.102cm" fo:margin-right="8.548cm" table:align="margins"/>
    </style:style>
    <style:style style:name="Таблица1.A" style:family="table-column">
      <style:table-column-properties style:column-width="4.172cm" style:rel-column-width="2365*"/>
    </style:style>
    <style:style style:name="Таблица1.B" style:family="table-column">
      <style:table-column-properties style:column-width="2.219cm" style:rel-column-width="1258*"/>
    </style:style>
    <style:style style:name="Таблица1.C" style:family="table-column">
      <style:table-column-properties style:column-width="4.071cm" style:rel-column-width="2308*"/>
    </style:style>
    <style:style style:name="Таблица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C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-left="0.035cm solid #000000" fo:border-right="none" fo:border-top="none" fo:border-bottom="0.035cm solid #000000"/>
    </style:style>
    <style:style style:name="Таблица1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1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" style:family="table">
      <style:table-properties style:width="7.511cm" fo:margin-left="-0.143cm" fo:margin-right="11.539cm" table:align="margins"/>
    </style:style>
    <style:style style:name="Таблица2.A" style:family="table-column">
      <style:table-column-properties style:column-width="1.058cm" style:rel-column-width="600*"/>
    </style:style>
    <style:style style:name="Таблица2.B" style:family="table-column">
      <style:table-column-properties style:column-width="4.112cm" style:rel-column-width="2331*"/>
    </style:style>
    <style:style style:name="Таблица2.C" style:family="table-column">
      <style:table-column-properties style:column-width="2.341cm" style:rel-column-width="1327*"/>
    </style:style>
    <style:style style:name="Таблица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2.C1" style:family="table-cell">
      <style:table-cell-properties fo:padding="0.097cm" fo:border="0.035cm solid #000000"/>
    </style:style>
    <style:style style:name="Таблица2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.C2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2.C3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3" style:family="table">
      <style:table-properties style:width="7.511cm" fo:margin-left="-0.143cm" fo:margin-right="11.539cm" table:align="margins"/>
    </style:style>
    <style:style style:name="Таблица3.A" style:family="table-column">
      <style:table-column-properties style:column-width="1.037cm" style:rel-column-width="588*"/>
    </style:style>
    <style:style style:name="Таблица3.B" style:family="table-column">
      <style:table-column-properties style:column-width="4.133cm" style:rel-column-width="2343*"/>
    </style:style>
    <style:style style:name="Таблица3.C" style:family="table-column">
      <style:table-column-properties style:column-width="2.341cm" style:rel-column-width="1327*"/>
    </style:style>
    <style:style style:name="Таблица3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3.C1" style:family="table-cell" style:data-style-name="N11">
      <style:table-cell-properties fo:padding="0.097cm" fo:border="0.035cm solid #000000"/>
    </style:style>
    <style:style style:name="Таблица4" style:family="table">
      <style:table-properties style:width="13.372cm" fo:margin-left="-0.021cm" fo:margin-right="5.556cm" table:align="margins"/>
    </style:style>
    <style:style style:name="Таблица4.A" style:family="table-column">
      <style:table-column-properties style:column-width="4.56cm" style:rel-column-width="2585*"/>
    </style:style>
    <style:style style:name="Таблица4.B" style:family="table-column">
      <style:table-column-properties style:column-width="2.686cm" style:rel-column-width="1523*"/>
    </style:style>
    <style:style style:name="Таблица4.C" style:family="table-column">
      <style:table-column-properties style:column-width="6.126cm" style:rel-column-width="3473*"/>
    </style:style>
    <style:style style:name="Таблица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4.C1" style:family="table-cell">
      <style:table-cell-properties fo:padding="0.097cm" fo:border="0.035cm solid #000000"/>
    </style:style>
    <style:style style:name="Таблица4.A2" style:family="table-cell">
      <style:table-cell-properties fo:padding="0.097cm" fo:border-left="0.035cm solid #000000" fo:border-right="none" fo:border-top="none" fo:border-bottom="0.035cm solid #000000"/>
    </style:style>
    <style:style style:name="Таблица4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4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" style:family="table">
      <style:table-properties style:width="8.102cm" fo:margin-left="0.019cm" fo:margin-right="10.786cm" table:align="margins"/>
    </style:style>
    <style:style style:name="Таблица5.A" style:family="table-column">
      <style:table-column-properties style:column-width="1.282cm" style:rel-column-width="727*"/>
    </style:style>
    <style:style style:name="Таблица5.B" style:family="table-column">
      <style:table-column-properties style:column-width="3.501cm" style:rel-column-width="1985*"/>
    </style:style>
    <style:style style:name="Таблица5.C" style:family="table-column">
      <style:table-column-properties style:column-width="3.318cm" style:rel-column-width="1881*"/>
    </style:style>
    <style:style style:name="Таблица5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5.C1" style:family="table-cell">
      <style:table-cell-properties fo:padding="0.097cm" fo:border="0.035cm solid #000000"/>
    </style:style>
    <style:style style:name="Таблица5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5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5.C9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" style:family="table">
      <style:table-properties style:width="9.79cm" fo:margin-left="-0.102cm" fo:margin-right="9.22cm" table:align="margins"/>
    </style:style>
    <style:style style:name="Таблица6.A" style:family="table-column">
      <style:table-column-properties style:column-width="4.172cm" style:rel-column-width="2365*"/>
    </style:style>
    <style:style style:name="Таблица6.B" style:family="table-column">
      <style:table-column-properties style:column-width="2.219cm" style:rel-column-width="1258*"/>
    </style:style>
    <style:style style:name="Таблица6.C" style:family="table-column">
      <style:table-column-properties style:column-width="3.399cm" style:rel-column-width="1927*"/>
    </style:style>
    <style:style style:name="Таблица6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6.C1" style:family="table-cell">
      <style:table-cell-properties fo:padding="0.097cm" fo:border="0.035cm solid #000000"/>
    </style:style>
    <style:style style:name="Таблица6.A2" style:family="table-cell">
      <style:table-cell-properties fo:padding="0.097cm" fo:border-left="0.035cm solid #000000" fo:border-right="none" fo:border-top="none" fo:border-bottom="0.035cm solid #000000"/>
    </style:style>
    <style:style style:name="Таблица6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6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" style:family="table">
      <style:table-properties style:width="9.139cm" table:align="left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4.417cm"/>
    </style:style>
    <style:style style:name="Таблица7.C" style:family="table-column">
      <style:table-column-properties style:column-width="3.99cm"/>
    </style:style>
    <style:style style:name="Таблица7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7.C1" style:family="table-cell">
      <style:table-cell-properties fo:padding="0.097cm" fo:border="0.035cm solid #000000"/>
    </style:style>
    <style:style style:name="Таблица7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7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8" style:family="table">
      <style:table-properties style:width="13.372cm" fo:margin-left="-0.021cm" fo:margin-right="5.556cm" table:align="margins"/>
    </style:style>
    <style:style style:name="Таблица8.A" style:family="table-column">
      <style:table-column-properties style:column-width="4.56cm" style:rel-column-width="2585*"/>
    </style:style>
    <style:style style:name="Таблица8.B" style:family="table-column">
      <style:table-column-properties style:column-width="2.686cm" style:rel-column-width="1523*"/>
    </style:style>
    <style:style style:name="Таблица8.C" style:family="table-column">
      <style:table-column-properties style:column-width="6.126cm" style:rel-column-width="3473*"/>
    </style:style>
    <style:style style:name="Таблица8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8.C1" style:family="table-cell">
      <style:table-cell-properties fo:padding="0.097cm" fo:border="0.035cm solid #000000"/>
    </style:style>
    <style:style style:name="Таблица8.A2" style:family="table-cell">
      <style:table-cell-properties fo:padding="0.097cm" fo:border-left="0.035cm solid #000000" fo:border-right="none" fo:border-top="none" fo:border-bottom="0.035cm solid #000000"/>
    </style:style>
    <style:style style:name="Таблица8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8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8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" style:family="table">
      <style:table-properties style:width="8.121cm" table:align="left"/>
    </style:style>
    <style:style style:name="Таблица9.A" style:family="table-column">
      <style:table-column-properties style:column-width="1.302cm"/>
    </style:style>
    <style:style style:name="Таблица9.B" style:family="table-column">
      <style:table-column-properties style:column-width="3.501cm"/>
    </style:style>
    <style:style style:name="Таблица9.C" style:family="table-column">
      <style:table-column-properties style:column-width="3.318cm"/>
    </style:style>
    <style:style style:name="Таблица9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9.C1" style:family="table-cell">
      <style:table-cell-properties fo:padding="0.097cm" fo:border="0.035cm solid #000000"/>
    </style:style>
    <style:style style:name="Таблица9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9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10" style:family="table">
      <style:table-properties style:width="15.265cm" table:align="left"/>
    </style:style>
    <style:style style:name="Таблица10.A" style:family="table-column">
      <style:table-column-properties style:column-width="0.651cm"/>
    </style:style>
    <style:style style:name="Таблица10.B" style:family="table-column">
      <style:table-column-properties style:column-width="2.829cm"/>
    </style:style>
    <style:style style:name="Таблица10.C" style:family="table-column">
      <style:table-column-properties style:column-width="7.082cm"/>
    </style:style>
    <style:style style:name="Таблица10.D" style:family="table-column">
      <style:table-column-properties style:column-width="4.703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 style:list-style-name="L8">
      <style:paragraph-properties fo:orphans="2" fo:widows="2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 style:list-style-name="L4">
      <style:paragraph-properties fo:margin-left="0cm" fo:margin-right="0cm" fo:orphans="2" fo:widows="2" fo:text-indent="0cm" style:auto-text-indent="false"/>
    </style:style>
    <style:style style:name="P7" style:family="paragraph" style:parent-style-name="Standard" style:list-style-name="L5">
      <style:paragraph-properties fo:margin-left="0cm" fo:margin-right="0cm" fo:orphans="2" fo:widows="2" fo:text-indent="0cm" style:auto-text-indent="false"/>
    </style:style>
    <style:style style:name="P8" style:family="paragraph" style:parent-style-name="Standard" style:list-style-name="L6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1a2028" style:font-name="Golos Text" fo:font-size="10.5pt" fo:letter-spacing="normal" fo:font-style="normal" fo:font-weight="normal"/>
    </style:style>
    <style:style style:name="T2" style:family="text"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T3" style:family="text">
      <style:text-properties fo:font-variant="normal" fo:text-transform="none" fo:color="#1a2028" style:font-name="Golos Text" fo:font-size="10.5pt" fo:letter-spacing="normal" fo:language="ru" fo:country="RU" fo:font-style="normal" fo:font-weight="normal"/>
    </style:style>
    <style:style style:name="T4" style:family="text">
      <style:text-properties fo:font-variant="normal" fo:text-transform="none" fo:color="#1a2028" style:font-name="Golos Text" fo:letter-spacing="normal" fo:font-style="normal" fo:font-weight="normal"/>
    </style:style>
    <style:style style:name="T5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3021948613817103" text:style-name="L1">
        <text:list-header>
          <text:p text:style-name="P12"><text:span text:style-name="T4">1.Магазин принимает накопительные скидочные карты и при своем расчете учитывает количество баллов, по которому начисляет процент скидки: От 0 до 100 баллов - скидка 1% От 101 до 500 баллов - скидка 3 % От 500 до 2000 баллов - скидка 5% От 2001 баллов - скидка 10%</text:span></text:p>
        </text:list-header>
      </text:list>
      <text:p text:style-name="P11"><text:span text:style-name="T4"/></text:p>
      <text:p text:style-name="P11"><text:span text:style-name="T4">Задание: </text:span></text:p>
      <text:p text:style-name="P11"><text:span text:style-name="T4">Составить такой набор тестовых данных для магазина (в формате количество баллов - ожидаемая скидка), при котором мы будем знать, что в соответствии со своими накопленными баллами покупатель получит верную скидку.</text:span> </text:p>
      <text:p text:style-name="P9"/>
      <text:p text:style-name="P9">Тестовые данные <text:s/>для каждого класс<text:span text:style-name="T5">ов</text:span> эквивалентности ( одно <text:s/>значение <text:s/>внутри <text:s/>класса , одно за его <text:s/>пределами ).</text:p>
      <text:p text:style-name="P9"/>
      <text:p text:style-name="P9">Набор тестовых данных:</text:p>
      <text:p text:style-name="P9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Количество баллов </text:p>
          </table:table-cell>
          <table:table-cell table:style-name="Таблица1.A1" office:value-type="string">
            <text:p text:style-name="P15">Скидка </text:p>
          </table:table-cell>
          <table:table-cell table:style-name="Таблица1.C1" office:value-type="string">
            <text:p text:style-name="P15">Тестовые <text:s/>данные </text:p>
          </table:table-cell>
        </table:table-row>
        <table:table-row>
          <table:table-cell table:style-name="Таблица1.A2" office:value-type="string">
            <text:p text:style-name="P13">0-100</text:p>
          </table:table-cell>
          <table:table-cell table:style-name="Таблица1.B2" office:value-type="percentage" office:value="0.01">
            <text:p text:style-name="P13">1,00%</text:p>
          </table:table-cell>
          <table:table-cell table:style-name="Таблица1.C2" office:value-type="string">
            <text:p text:style-name="P13">-1 <text:s/>10 </text:p>
          </table:table-cell>
        </table:table-row>
        <table:table-row>
          <table:table-cell table:style-name="Таблица1.A2" office:value-type="string">
            <text:p text:style-name="P13">101- 500</text:p>
          </table:table-cell>
          <table:table-cell table:style-name="Таблица1.B2" office:value-type="percentage" office:value="0.03">
            <text:p text:style-name="P13">3,00%</text:p>
          </table:table-cell>
          <table:table-cell table:style-name="Таблица1.C2" office:value-type="string">
            <text:p text:style-name="P13">90 <text:s/>120</text:p>
          </table:table-cell>
        </table:table-row>
        <table:table-row>
          <table:table-cell table:style-name="Таблица1.A2" office:value-type="string">
            <text:p text:style-name="P13">500-2000</text:p>
          </table:table-cell>
          <table:table-cell table:style-name="Таблица1.B2" office:value-type="percentage" office:value="0.05">
            <text:p text:style-name="P13">5,00%</text:p>
          </table:table-cell>
          <table:table-cell table:style-name="Таблица1.C2" office:value-type="string">
            <text:p text:style-name="P13">490 <text:s/>502</text:p>
          </table:table-cell>
        </table:table-row>
        <table:table-row>
          <table:table-cell table:style-name="Таблица1.A5" office:value-type="float" office:value="2001">
            <text:p text:style-name="P13">2001</text:p>
          </table:table-cell>
          <table:table-cell table:style-name="Таблица1.B2" office:value-type="percentage" office:value="0.1">
            <text:p text:style-name="P13">10,00%</text:p>
          </table:table-cell>
          <table:table-cell table:style-name="Таблица1.C2" office:value-type="string">
            <text:p text:style-name="P13">1500 2005</text:p>
          </table:table-cell>
        </table:table-row>
      </table:table>
      <text:p text:style-name="P5"><text:s text:c="4"/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6">Количество <text:s/>баллов </text:p>
          </table:table-cell>
          <table:table-cell table:style-name="Таблица2.C1" office:value-type="string">
            <text:p text:style-name="P15">Скидка 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A2" office:value-type="float" office:value="10">
            <text:p text:style-name="P13">10</text:p>
          </table:table-cell>
          <table:table-cell table:style-name="Таблица2.C2" office:value-type="percentage" office:value="0.01">
            <text:p text:style-name="P13">1,00%</text:p>
          </table:table-cell>
        </table:table-row>
        <table:table-row>
          <table:table-cell table:style-name="Таблица2.A2" office:value-type="float" office:value="2">
            <text:p text:style-name="P13">2</text:p>
          </table:table-cell>
          <table:table-cell table:style-name="Таблица2.A2" office:value-type="float" office:value="-1">
            <text:p text:style-name="P13">-1</text:p>
          </table:table-cell>
          <table:table-cell table:style-name="Таблица2.C3" office:value-type="float" office:value="0">
            <text:p text:style-name="P13">0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A2" office:value-type="float" office:value="120">
            <text:p text:style-name="P13">120</text:p>
          </table:table-cell>
          <table:table-cell table:style-name="Таблица2.C2" office:value-type="percentage" office:value="0.03">
            <text:p text:style-name="P13">3,00%</text:p>
          </table:table-cell>
        </table:table-row>
        <table:table-row>
          <table:table-cell table:style-name="Таблица2.A2" office:value-type="float" office:value="4">
            <text:p text:style-name="P13">4</text:p>
          </table:table-cell>
          <table:table-cell table:style-name="Таблица2.A2" office:value-type="float" office:value="90">
            <text:p text:style-name="P13">90</text:p>
          </table:table-cell>
          <table:table-cell table:style-name="Таблица2.C2" office:value-type="percentage" office:value="0.01">
            <text:p text:style-name="P13">1,00%</text:p>
          </table:table-cell>
        </table:table-row>
        <table:table-row>
          <table:table-cell table:style-name="Таблица2.A2" office:value-type="float" office:value="5">
            <text:p text:style-name="P13">5</text:p>
          </table:table-cell>
          <table:table-cell table:style-name="Таблица2.A2" office:value-type="float" office:value="502">
            <text:p text:style-name="P13">502</text:p>
          </table:table-cell>
          <table:table-cell table:style-name="Таблица2.C2" office:value-type="percentage" office:value="0.05">
            <text:p text:style-name="P13">5,00%</text:p>
          </table:table-cell>
        </table:table-row>
        <table:table-row>
          <table:table-cell table:style-name="Таблица2.A2" office:value-type="float" office:value="6">
            <text:p text:style-name="P13">6</text:p>
          </table:table-cell>
          <table:table-cell table:style-name="Таблица2.A2" office:value-type="float" office:value="490">
            <text:p text:style-name="P13">490</text:p>
          </table:table-cell>
          <table:table-cell table:style-name="Таблица2.C2" office:value-type="percentage" office:value="0.03">
            <text:p text:style-name="P13">3,00%</text:p>
          </table:table-cell>
        </table:table-row>
        <table:table-row>
          <table:table-cell table:style-name="Таблица2.A2" office:value-type="float" office:value="7">
            <text:p text:style-name="P13">7</text:p>
          </table:table-cell>
          <table:table-cell table:style-name="Таблица2.A2" office:value-type="float" office:value="2005">
            <text:p text:style-name="P13">2005</text:p>
          </table:table-cell>
          <table:table-cell table:style-name="Таблица2.C2" office:value-type="percentage" office:value="0.1">
            <text:p text:style-name="P13">10,00%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float" office:value="8">
            <text:p text:style-name="P13">8</text:p>
          </table:table-cell>
          <table:table-cell table:style-name="Таблица3.A1" office:value-type="float" office:value="1500">
            <text:p text:style-name="P13">1500</text:p>
          </table:table-cell>
          <table:table-cell table:style-name="Таблица3.C1" office:value-type="percentage" office:value="0.03">
            <text:p text:style-name="P13">3,00%</text:p>
          </table:table-cell>
        </table:table-row>
      </table:table>
      <text:p text:style-name="P5"/>
      <text:p text:style-name="P5"/>
      <text:p text:style-name="P5"/>
      <text:p text:style-name="P10">Анализ граничный значений .</text:p>
      <text:p text:style-name="P9"/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5">Количество баллов </text:p>
          </table:table-cell>
          <table:table-cell table:style-name="Таблица4.A1" office:value-type="string">
            <text:p text:style-name="P15">Скидка </text:p>
          </table:table-cell>
          <table:table-cell table:style-name="Таблица4.C1" office:value-type="string">
            <text:p text:style-name="P15">Тестовые <text:s/>данные </text:p>
          </table:table-cell>
        </table:table-row>
        <table:table-row>
          <table:table-cell table:style-name="Таблица4.A2" office:value-type="string">
            <text:p text:style-name="P13">0-100</text:p>
          </table:table-cell>
          <table:table-cell table:style-name="Таблица4.B2" office:value-type="percentage" office:value="0.01">
            <text:p text:style-name="P13">1,00%</text:p>
          </table:table-cell>
          <table:table-cell table:style-name="Таблица4.C2" office:value-type="string">
            <text:p text:style-name="P13">-1 <text:s text:c="2"/>0 1 <text:s/>99 100 101 </text:p>
          </table:table-cell>
        </table:table-row>
        <table:table-row>
          <table:table-cell table:style-name="Таблица4.A2" office:value-type="string">
            <text:p text:style-name="P13">101- 500</text:p>
          </table:table-cell>
          <table:table-cell table:style-name="Таблица4.B2" office:value-type="percentage" office:value="0.03">
            <text:p text:style-name="P13">3,00%</text:p>
          </table:table-cell>
          <table:table-cell table:style-name="Таблица4.C2" office:value-type="string">
            <text:p text:style-name="P13">100 101 102 <text:s/>499 500 501</text:p>
          </table:table-cell>
        </table:table-row>
        <table:table-row>
          <table:table-cell table:style-name="Таблица4.A2" office:value-type="string">
            <text:p text:style-name="P13">500-2000</text:p>
          </table:table-cell>
          <table:table-cell table:style-name="Таблица4.B2" office:value-type="percentage" office:value="0.05">
            <text:p text:style-name="P13">5,00%</text:p>
          </table:table-cell>
          <table:table-cell table:style-name="Таблица4.C2" office:value-type="string">
            <text:p text:style-name="P13">499 500 501 <text:s/>1999 2000 <text:s/>2001 </text:p>
          </table:table-cell>
        </table:table-row>
        <table:table-row>
          <table:table-cell table:style-name="Таблица4.A5" office:value-type="float" office:value="2001">
            <text:p text:style-name="P13">2001</text:p>
          </table:table-cell>
          <table:table-cell table:style-name="Таблица4.B2" office:value-type="percentage" office:value="0.1">
            <text:p text:style-name="P13">10,00%</text:p>
          </table:table-cell>
          <table:table-cell table:style-name="Таблица4.C2" office:value-type="string">
            <text:p text:style-name="P13">2000 <text:s/>2001 2002 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№</text:p>
          </table:table-cell>
          <table:table-cell table:style-name="Таблица5.A1" office:value-type="string">
            <text:p text:style-name="P14">Количество баллов </text:p>
          </table:table-cell>
          <table:table-cell table:style-name="Таблица5.C1" office:value-type="string">
            <text:p text:style-name="P14">Скидка </text:p>
          </table:table-cell>
        </table:table-row>
        <table:table-row>
          <table:table-cell table:style-name="Таблица5.A2" office:value-type="float" office:value="1">
            <text:p text:style-name="P13">1</text:p>
          </table:table-cell>
          <table:table-cell table:style-name="Таблица5.A2" office:value-type="float" office:value="-1">
            <text:p text:style-name="P13">-1</text:p>
          </table:table-cell>
          <table:table-cell table:style-name="Таблица5.C2" office:value-type="float" office:value="0">
            <text:p text:style-name="P13">0</text:p>
          </table:table-cell>
        </table:table-row>
        <table:table-row>
          <table:table-cell table:style-name="Таблица5.A2" office:value-type="float" office:value="2">
            <text:p text:style-name="P13">2</text:p>
          </table:table-cell>
          <table:table-cell table:style-name="Таблица5.A2" office:value-type="float" office:value="0">
            <text:p text:style-name="P13">0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3">
            <text:p text:style-name="P13">3</text:p>
          </table:table-cell>
          <table:table-cell table:style-name="Таблица5.A2" office:value-type="float" office:value="1">
            <text:p text:style-name="P13">1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4">
            <text:p text:style-name="P13">4</text:p>
          </table:table-cell>
          <table:table-cell table:style-name="Таблица5.A2" office:value-type="float" office:value="99">
            <text:p text:style-name="P13">99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5">
            <text:p text:style-name="P13">5</text:p>
          </table:table-cell>
          <table:table-cell table:style-name="Таблица5.A2" office:value-type="float" office:value="100">
            <text:p text:style-name="P13">100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6">
            <text:p text:style-name="P13">6</text:p>
          </table:table-cell>
          <table:table-cell table:style-name="Таблица5.A2" office:value-type="float" office:value="101">
            <text:p text:style-name="P13">101</text:p>
          </table:table-cell>
          <table:table-cell table:style-name="Таблица5.C3" office:value-type="percentage" office:value="0.03">
            <text:p text:style-name="P13">3,00%</text:p>
          </table:table-cell>
        </table:table-row>
        <table:table-row>
          <table:table-cell table:style-name="Таблица5.A2" office:value-type="float" office:value="7">
            <text:p text:style-name="P13">7</text:p>
          </table:table-cell>
          <table:table-cell table:style-name="Таблица5.A2" office:value-type="float" office:value="499">
            <text:p text:style-name="P13">499</text:p>
          </table:table-cell>
          <table:table-cell table:style-name="Таблица5.C3" office:value-type="percentage" office:value="0.03">
            <text:p text:style-name="P13">3,00%</text:p>
          </table:table-cell>
        </table:table-row>
        <table:table-row>
          <table:table-cell table:style-name="Таблица5.A2" office:value-type="float" office:value="8">
            <text:p text:style-name="P13">8</text:p>
          </table:table-cell>
          <table:table-cell table:style-name="Таблица5.A2" office:value-type="float" office:value="500">
            <text:p text:style-name="P13">500</text:p>
          </table:table-cell>
          <table:table-cell table:style-name="Таблица5.C9" office:value-type="string">
            <text:p text:style-name="P13">3% или 5 %</text:p>
          </table:table-cell>
        </table:table-row>
        <table:table-row>
          <table:table-cell table:style-name="Таблица5.A2" office:value-type="float" office:value="9">
            <text:p text:style-name="P13">9</text:p>
          </table:table-cell>
          <table:table-cell table:style-name="Таблица5.A2" office:value-type="float" office:value="501">
            <text:p text:style-name="P13">501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0">
            <text:p text:style-name="P13">10</text:p>
          </table:table-cell>
          <table:table-cell table:style-name="Таблица5.A2" office:value-type="float" office:value="1999">
            <text:p text:style-name="P13">1999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1">
            <text:p text:style-name="P13">11</text:p>
          </table:table-cell>
          <table:table-cell table:style-name="Таблица5.A2" office:value-type="float" office:value="2000">
            <text:p text:style-name="P13">2000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2">
            <text:p text:style-name="P13">12</text:p>
          </table:table-cell>
          <table:table-cell table:style-name="Таблица5.A2" office:value-type="float" office:value="2001">
            <text:p text:style-name="P13">2001</text:p>
          </table:table-cell>
          <table:table-cell table:style-name="Таблица5.C3" office:value-type="percentage" office:value="0.1">
            <text:p text:style-name="P13">10,00%</text:p>
          </table:table-cell>
        </table:table-row>
        <table:table-row>
          <table:table-cell table:style-name="Таблица5.A2" office:value-type="float" office:value="13">
            <text:p text:style-name="P13">13</text:p>
          </table:table-cell>
          <table:table-cell table:style-name="Таблица5.A2" office:value-type="float" office:value="2002">
            <text:p text:style-name="P13">2002</text:p>
          </table:table-cell>
          <table:table-cell table:style-name="Таблица5.C3" office:value-type="percentage" office:value="0.1">
            <text:p text:style-name="P13">10,00%</text:p>
          </table:table-cell>
        </table:table-row>
      </table:table>
      <text:p text:style-name="Standard"/>
      <text:p text:style-name="P3">Как показывает <text:s/>анализ граничных значений <text:s/>выше , классы эквивалентности были <text:s text:c="2"/>разделены не корректно . </text:p>
      <text:p text:style-name="P3">Классы от 101 — 500 <text:s text:c="2"/>и <text:s/>от <text:s/>500-2000 <text:s text:c="2"/>пересекаются. При вводе <text:s/>значения 500 <text:s/>программа может <text:s text:c="2"/>определить скидку как 3% так и 5% . Также не корректно определена граница от 0 - 100 . Ноль предполагает <text:s/>отсутствие баллов , что <text:s/>не логично <text:s/>для <text:s/>начисления скидки <text:s/>при накоплении <text:s/>баллов .Поэтому <text:s/>классы эквивалентности необходимо изменить.</text:p>
      <text:p text:style-name="P3"/>
      <text:p text:style-name="P3">Классы эквивалентности <text:s/>и тестовые данные <text:s/>для каждого класса эквивалентности ( одно <text:s/>значение <text:s/>внутри <text:s/>класса , одно за его <text:s/>пределами ):</text:p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5">Количество баллов </text:p>
          </table:table-cell>
          <table:table-cell table:style-name="Таблица6.A1" office:value-type="string">
            <text:p text:style-name="P15">Скидка </text:p>
          </table:table-cell>
          <table:table-cell table:style-name="Таблица6.C1" office:value-type="string">
            <text:p text:style-name="P17">Тестовые данные </text:p>
          </table:table-cell>
        </table:table-row>
        <table:table-row>
          <table:table-cell table:style-name="Таблица6.A2" office:value-type="string">
            <text:p text:style-name="P13"><text:s/>1 — 100 <text:s text:c="4"/></text:p>
          </table:table-cell>
          <table:table-cell table:style-name="Таблица6.B2" office:value-type="percentage" office:value="0.01">
            <text:p text:style-name="P13">1,00%</text:p>
          </table:table-cell>
          <table:table-cell table:style-name="Таблица6.C2" office:value-type="string">
            <text:p text:style-name="P13">0 <text:s text:c="2"/>5 </text:p>
          </table:table-cell>
        </table:table-row>
        <table:table-row>
          <table:table-cell table:style-name="Таблица6.A2" office:value-type="string">
            <text:p text:style-name="P13">101 — 500 </text:p>
          </table:table-cell>
          <table:table-cell table:style-name="Таблица6.B2" office:value-type="percentage" office:value="0.03">
            <text:p text:style-name="P13">3,00%</text:p>
          </table:table-cell>
          <table:table-cell table:style-name="Таблица6.C2" office:value-type="string">
            <text:p text:style-name="P13">90 <text:s text:c="2"/>120</text:p>
          </table:table-cell>
        </table:table-row>
        <table:table-row>
          <table:table-cell table:style-name="Таблица6.A2" office:value-type="string">
            <text:p text:style-name="P13">501 — 2000 </text:p>
          </table:table-cell>
          <table:table-cell table:style-name="Таблица6.B2" office:value-type="percentage" office:value="0.05">
            <text:p text:style-name="P13">5,00%</text:p>
          </table:table-cell>
          <table:table-cell table:style-name="Таблица6.C2" office:value-type="string">
            <text:p text:style-name="P13">490 <text:s/>502</text:p>
          </table:table-cell>
        </table:table-row>
        <table:table-row>
          <table:table-cell table:style-name="Таблица6.A5" office:value-type="float" office:value="2001">
            <text:p text:style-name="P13">2001</text:p>
          </table:table-cell>
          <table:table-cell table:style-name="Таблица6.B2" office:value-type="percentage" office:value="0.1">
            <text:p text:style-name="P13">10,00%</text:p>
          </table:table-cell>
          <table:table-cell table:style-name="Таблица6.C2" office:value-type="string">
            <text:p text:style-name="P13">1500 2005 </text:p>
          </table:table-cell>
        </table:table-row>
      </table:table>
      <text:p text:style-name="Standard"><text:s text:c="3"/></text:p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4">№</text:p>
          </table:table-cell>
          <table:table-cell table:style-name="Таблица7.A1" office:value-type="string">
            <text:p text:style-name="P14">Количество <text:s/>баллов </text:p>
          </table:table-cell>
          <table:table-cell table:style-name="Таблица7.C1" office:value-type="string">
            <text:p text:style-name="P14">Скидка </text:p>
          </table:table-cell>
        </table:table-row>
        <table:table-row>
          <table:table-cell table:style-name="Таблица7.A2" office:value-type="float" office:value="1">
            <text:p text:style-name="P13">1</text:p>
          </table:table-cell>
          <table:table-cell table:style-name="Таблица7.A2" office:value-type="float" office:value="0">
            <text:p text:style-name="P13">0</text:p>
          </table:table-cell>
          <table:table-cell table:style-name="Таблица7.C2" office:value-type="float" office:value="0">
            <text:p text:style-name="P13">0</text:p>
          </table:table-cell>
        </table:table-row>
        <table:table-row>
          <table:table-cell table:style-name="Таблица7.A2" office:value-type="float" office:value="2">
            <text:p text:style-name="P13">2</text:p>
          </table:table-cell>
          <table:table-cell table:style-name="Таблица7.A2" office:value-type="float" office:value="5">
            <text:p text:style-name="P13">5</text:p>
          </table:table-cell>
          <table:table-cell table:style-name="Таблица7.C3" office:value-type="percentage" office:value="0.01">
            <text:p text:style-name="P13">1,00%</text:p>
          </table:table-cell>
        </table:table-row>
        <table:table-row>
          <table:table-cell table:style-name="Таблица7.A2" office:value-type="float" office:value="3">
            <text:p text:style-name="P13">3</text:p>
          </table:table-cell>
          <table:table-cell table:style-name="Таблица7.A2" office:value-type="float" office:value="90">
            <text:p text:style-name="P13">90</text:p>
          </table:table-cell>
          <table:table-cell table:style-name="Таблица7.C3" office:value-type="percentage" office:value="0.01">
            <text:p text:style-name="P13">1,00%</text:p>
          </table:table-cell>
        </table:table-row>
        <table:table-row>
          <table:table-cell table:style-name="Таблица7.A2" office:value-type="float" office:value="4">
            <text:p text:style-name="P13">4</text:p>
          </table:table-cell>
          <table:table-cell table:style-name="Таблица7.A2" office:value-type="float" office:value="120">
            <text:p text:style-name="P13">120</text:p>
          </table:table-cell>
          <table:table-cell table:style-name="Таблица7.C3" office:value-type="percentage" office:value="0.03">
            <text:p text:style-name="P13">3,00%</text:p>
          </table:table-cell>
        </table:table-row>
        <table:table-row>
          <table:table-cell table:style-name="Таблица7.A2" office:value-type="float" office:value="5">
            <text:p text:style-name="P13">5</text:p>
          </table:table-cell>
          <table:table-cell table:style-name="Таблица7.A2" office:value-type="float" office:value="490">
            <text:p text:style-name="P13">490</text:p>
          </table:table-cell>
          <table:table-cell table:style-name="Таблица7.C3" office:value-type="percentage" office:value="0.03">
            <text:p text:style-name="P13">3,00%</text:p>
          </table:table-cell>
        </table:table-row>
        <table:table-row>
          <table:table-cell table:style-name="Таблица7.A2" office:value-type="float" office:value="6">
            <text:p text:style-name="P13">6</text:p>
          </table:table-cell>
          <table:table-cell table:style-name="Таблица7.A2" office:value-type="float" office:value="502">
            <text:p text:style-name="P13">502</text:p>
          </table:table-cell>
          <table:table-cell table:style-name="Таблица7.C3" office:value-type="percentage" office:value="0.05">
            <text:p text:style-name="P13">5,00%</text:p>
          </table:table-cell>
        </table:table-row>
        <table:table-row>
          <table:table-cell table:style-name="Таблица7.A2" office:value-type="float" office:value="7">
            <text:p text:style-name="P13">7</text:p>
          </table:table-cell>
          <table:table-cell table:style-name="Таблица7.A2" office:value-type="float" office:value="1500">
            <text:p text:style-name="P13">1500</text:p>
          </table:table-cell>
          <table:table-cell table:style-name="Таблица7.C3" office:value-type="percentage" office:value="0.05">
            <text:p text:style-name="P13">5,00%</text:p>
          </table:table-cell>
        </table:table-row>
        <table:table-row>
          <table:table-cell table:style-name="Таблица7.A2" office:value-type="float" office:value="8">
            <text:p text:style-name="P13">8</text:p>
          </table:table-cell>
          <table:table-cell table:style-name="Таблица7.A2" office:value-type="float" office:value="2005">
            <text:p text:style-name="P13">2005</text:p>
          </table:table-cell>
          <table:table-cell table:style-name="Таблица7.C3" office:value-type="percentage" office:value="0.1">
            <text:p text:style-name="P13">10,00%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Анализ граничных <text:s/>значений.</text:p>
      <text:p text:style-name="P3">Набор тестовых данных:</text:p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5">Количество баллов </text:p>
          </table:table-cell>
          <table:table-cell table:style-name="Таблица8.A1" office:value-type="string">
            <text:p text:style-name="P15">Скидка </text:p>
          </table:table-cell>
          <table:table-cell table:style-name="Таблица8.C1" office:value-type="string">
            <text:p text:style-name="P15">Тестовые <text:s/>данные </text:p>
          </table:table-cell>
        </table:table-row>
        <table:table-row>
          <table:table-cell table:style-name="Таблица8.A2" office:value-type="string">
            <text:p text:style-name="P13"><text:s/>1 — 100 </text:p>
          </table:table-cell>
          <table:table-cell table:style-name="Таблица8.B2" office:value-type="percentage" office:value="0.01">
            <text:p text:style-name="P13">1,00%</text:p>
          </table:table-cell>
          <table:table-cell table:style-name="Таблица8.C2" office:value-type="string">
            <text:p text:style-name="P13">0 <text:s/>1 <text:s/>2 <text:s/>99 <text:s/>100 <text:s/>101 </text:p>
          </table:table-cell>
        </table:table-row>
        <table:table-row>
          <table:table-cell table:style-name="Таблица8.A2" office:value-type="string">
            <text:p text:style-name="P13">101- 500</text:p>
          </table:table-cell>
          <table:table-cell table:style-name="Таблица8.B2" office:value-type="percentage" office:value="0.03">
            <text:p text:style-name="P13">3,00%</text:p>
          </table:table-cell>
          <table:table-cell table:style-name="Таблица8.C2" office:value-type="string">
            <text:p text:style-name="P13">100 <text:s/>101 <text:s/>102 <text:s/>499 500 <text:s/>501 </text:p>
          </table:table-cell>
        </table:table-row>
        <table:table-row>
          <table:table-cell table:style-name="Таблица8.A2" office:value-type="string">
            <text:p text:style-name="P13">501-2000</text:p>
          </table:table-cell>
          <table:table-cell table:style-name="Таблица8.B2" office:value-type="percentage" office:value="0.05">
            <text:p text:style-name="P13">5,00%</text:p>
          </table:table-cell>
          <table:table-cell table:style-name="Таблица8.C2" office:value-type="string">
            <text:p text:style-name="P13">499 500 501 <text:s/>1999 2000 <text:s/>2001 </text:p>
          </table:table-cell>
        </table:table-row>
        <table:table-row>
          <table:table-cell table:style-name="Таблица8.A5" office:value-type="float" office:value="2001">
            <text:p text:style-name="P13">2001</text:p>
          </table:table-cell>
          <table:table-cell table:style-name="Таблица8.B2" office:value-type="percentage" office:value="0.1">
            <text:p text:style-name="P13">10,00%</text:p>
          </table:table-cell>
          <table:table-cell table:style-name="Таблица8.C2" office:value-type="string">
            <text:p text:style-name="P13">2000 <text:s/>2001 2002 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4">№</text:p>
          </table:table-cell>
          <table:table-cell table:style-name="Таблица9.A1" office:value-type="string">
            <text:p text:style-name="P14">Количество баллов </text:p>
          </table:table-cell>
          <table:table-cell table:style-name="Таблица9.C1" office:value-type="string">
            <text:p text:style-name="P14">Скидка </text:p>
          </table:table-cell>
        </table:table-row>
        <table:table-row>
          <table:table-cell table:style-name="Таблица9.A2" office:value-type="float" office:value="1">
            <text:p text:style-name="P13">1</text:p>
          </table:table-cell>
          <table:table-cell table:style-name="Таблица9.A2" office:value-type="float" office:value="0">
            <text:p text:style-name="P13">0</text:p>
          </table:table-cell>
          <table:table-cell table:style-name="Таблица9.C2" office:value-type="float" office:value="0">
            <text:p text:style-name="P13">0</text:p>
          </table:table-cell>
        </table:table-row>
        <table:table-row>
          <table:table-cell table:style-name="Таблица9.A2" office:value-type="float" office:value="2">
            <text:p text:style-name="P13">2</text:p>
          </table:table-cell>
          <table:table-cell table:style-name="Таблица9.A2" office:value-type="float" office:value="1">
            <text:p text:style-name="P13">1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3">
            <text:p text:style-name="P13">3</text:p>
          </table:table-cell>
          <table:table-cell table:style-name="Таблица9.A2" office:value-type="float" office:value="2">
            <text:p text:style-name="P13">2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4">
            <text:p text:style-name="P13">4</text:p>
          </table:table-cell>
          <table:table-cell table:style-name="Таблица9.A2" office:value-type="float" office:value="99">
            <text:p text:style-name="P13">99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5">
            <text:p text:style-name="P13">5</text:p>
          </table:table-cell>
          <table:table-cell table:style-name="Таблица9.A2" office:value-type="float" office:value="100">
            <text:p text:style-name="P13">100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6">
            <text:p text:style-name="P13">6</text:p>
          </table:table-cell>
          <table:table-cell table:style-name="Таблица9.A2" office:value-type="float" office:value="101">
            <text:p text:style-name="P13">101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7">
            <text:p text:style-name="P13">7</text:p>
          </table:table-cell>
          <table:table-cell table:style-name="Таблица9.A2" office:value-type="float" office:value="499">
            <text:p text:style-name="P13">499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8">
            <text:p text:style-name="P13">8</text:p>
          </table:table-cell>
          <table:table-cell table:style-name="Таблица9.A2" office:value-type="float" office:value="500">
            <text:p text:style-name="P13">500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9">
            <text:p text:style-name="P13">9</text:p>
          </table:table-cell>
          <table:table-cell table:style-name="Таблица9.A2" office:value-type="float" office:value="501">
            <text:p text:style-name="P13">501</text:p>
          </table:table-cell>
          <table:table-cell table:style-name="Таблица9.C3" office:value-type="percentage" office:value="0.05">
            <text:p text:style-name="P13">5,00%</text:p>
          </table:table-cell>
        </table:table-row>
        <table:table-row>
          <table:table-cell table:style-name="Таблица9.A2" office:value-type="float" office:value="10">
            <text:p text:style-name="P13">10</text:p>
          </table:table-cell>
          <table:table-cell table:style-name="Таблица9.A2" office:value-type="float" office:value="1999">
            <text:p text:style-name="P13">1999</text:p>
          </table:table-cell>
          <table:table-cell table:style-name="Таблица9.C3" office:value-type="percentage" office:value="0.05">
            <text:p text:style-name="P13">5,00%</text:p>
          </table:table-cell>
        </table:table-row>
        <table:table-row>
          <table:table-cell table:style-name="Таблица9.A2" office:value-type="float" office:value="11">
            <text:p text:style-name="P13">11</text:p>
          </table:table-cell>
          <table:table-cell table:style-name="Таблица9.A2" office:value-type="float" office:value="2000">
            <text:p text:style-name="P13">2000</text:p>
          </table:table-cell>
          <table:table-cell table:style-name="Таблица9.C3" office:value-type="percentage" office:value="0.05">
            <text:p text:style-name="P13">5,00%</text:p>
          </table:table-cell>
        </table:table-row>
        <table:table-row>
          <table:table-cell table:style-name="Таблица9.A2" office:value-type="float" office:value="12">
            <text:p text:style-name="P13">12</text:p>
          </table:table-cell>
          <table:table-cell table:style-name="Таблица9.A2" office:value-type="float" office:value="2001">
            <text:p text:style-name="P13">2001</text:p>
          </table:table-cell>
          <table:table-cell table:style-name="Таблица9.C3" office:value-type="percentage" office:value="0.1">
            <text:p text:style-name="P13">10,00%</text:p>
          </table:table-cell>
        </table:table-row>
        <table:table-row>
          <table:table-cell table:style-name="Таблица9.A2" office:value-type="float" office:value="13">
            <text:p text:style-name="P13">13</text:p>
          </table:table-cell>
          <table:table-cell table:style-name="Таблица9.A2" office:value-type="float" office:value="2002">
            <text:p text:style-name="P13">2002</text:p>
          </table:table-cell>
          <table:table-cell table:style-name="Таблица9.C3" office:value-type="percentage" office:value="0.1">
            <text:p text:style-name="P13">10,00%</text:p>
          </table:table-cell>
        </table:table-row>
      </table:table>
      <text:list xml:id="list3304326217389348571" text:style-name="L4">
        <text:list-header>
          <text:p text:style-name="P6"><text:span text:style-name="T1"/></text:p>
        </text:list-header>
      </text:list>
      <text:p text:style-name="P5"><text:span text:style-name="T1"/></text:p>
      <text:p text:style-name="P5"><text:span text:style-name="T1"/></text:p>
      <text:p text:style-name="P5"><text:span text:style-name="T1">2.Наш сайт представлен на двух языках: русский (RU) и английский (EN). Из требований следует, что сайт будет открываться в браузерах Opera и Firefox, на операционных системах Windows 10 и Ubuntu 20.04, а также на устройствах с операционной системой Android 10 в браузере Chrome.</text:span></text:p>
      <text:p text:style-name="P5"><text:span text:style-name="T1">Задание: Укажите минимальный набор конфигураций (браузер, ОС, язык сайта), который вы бы использовали для тестирования данного сайта.</text:span> </text:p>
      <text:p text:style-name="P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9">№</text:p>
          </table:table-cell>
          <table:table-cell table:style-name="Таблица10.A1" office:value-type="string">
            <text:p text:style-name="P19">Браузер </text:p>
          </table:table-cell>
          <table:table-cell table:style-name="Таблица10.A1" office:value-type="string">
            <text:p text:style-name="P19">Операционная система </text:p>
          </table:table-cell>
          <table:table-cell table:style-name="Таблица10.D1" office:value-type="string">
            <text:p text:style-name="P19">Язык сайта </text:p>
          </table:table-cell>
        </table:table-row>
        <table:table-row>
          <table:table-cell table:style-name="Таблица10.A2" office:value-type="float" office:value="1">
            <text:p text:style-name="Table_20_Contents">1</text:p>
          </table:table-cell>
          <table:table-cell table:style-name="Таблица10.B2" office:value-type="string">
            <text:p text:style-name="P18">Firefox</text:p>
          </table:table-cell>
          <table:table-cell table:style-name="Таблица10.B2" office:value-type="string">
            <text:p text:style-name="P18">Windows 10 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2">
            <text:p text:style-name="P18">2</text:p>
          </table:table-cell>
          <table:table-cell table:style-name="Таблица10.B2" office:value-type="string">
            <text:p text:style-name="P18">Firefox</text:p>
          </table:table-cell>
          <table:table-cell table:style-name="Таблица10.B2" office:value-type="string">
            <text:p text:style-name="P18">Windows 10 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3">
            <text:p text:style-name="Table_20_Contents">3</text:p>
          </table:table-cell>
          <table:table-cell table:style-name="Таблица10.B2" office:value-type="string">
            <text:p text:style-name="P18">Firefox</text:p>
          </table:table-cell>
          <table:table-cell table:style-name="Таблица10.B2" office:value-type="string">
            <text:p text:style-name="P18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4">
            <text:p text:style-name="P18">4</text:p>
          </table:table-cell>
          <table:table-cell table:style-name="Таблица10.B2" office:value-type="string">
            <text:p text:style-name="P18">Firefox</text:p>
          </table:table-cell>
          <table:table-cell table:style-name="Таблица10.B2" office:value-type="string">
            <text:p text:style-name="P18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5">
            <text:p text:style-name="P18">5</text:p>
          </table:table-cell>
          <table:table-cell table:style-name="Таблица10.B2" office:value-type="string">
            <text:p text:style-name="P18">Opera</text:p>
          </table:table-cell>
          <table:table-cell table:style-name="Таблица10.B2" office:value-type="string">
            <text:p text:style-name="P18">Windows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6">
            <text:p text:style-name="P18">6</text:p>
          </table:table-cell>
          <table:table-cell table:style-name="Таблица10.B2" office:value-type="string">
            <text:p text:style-name="P18">Opera</text:p>
          </table:table-cell>
          <table:table-cell table:style-name="Таблица10.B2" office:value-type="string">
            <text:p text:style-name="P18">Windows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7">
            <text:p text:style-name="P18">7</text:p>
          </table:table-cell>
          <table:table-cell table:style-name="Таблица10.B2" office:value-type="string">
            <text:p text:style-name="P18">Opera</text:p>
          </table:table-cell>
          <table:table-cell table:style-name="Таблица10.B2" office:value-type="string">
            <text:p text:style-name="P18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8">
            <text:p text:style-name="P18">8</text:p>
          </table:table-cell>
          <table:table-cell table:style-name="Таблица10.B2" office:value-type="string">
            <text:p text:style-name="P18">Opera</text:p>
          </table:table-cell>
          <table:table-cell table:style-name="Таблица10.B2" office:value-type="string">
            <text:p text:style-name="P18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9">
            <text:p text:style-name="P18">9</text:p>
          </table:table-cell>
          <table:table-cell table:style-name="Таблица10.B2" office:value-type="string">
            <text:p text:style-name="P18">Chrome</text:p>
          </table:table-cell>
          <table:table-cell table:style-name="Таблица10.B2" office:value-type="string">
            <text:p text:style-name="P18">Android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10">
            <text:p text:style-name="P18">10</text:p>
          </table:table-cell>
          <table:table-cell table:style-name="Таблица10.B2" office:value-type="string">
            <text:p text:style-name="P18">Chrome</text:p>
          </table:table-cell>
          <table:table-cell table:style-name="Таблица10.B2" office:value-type="string">
            <text:p text:style-name="P18">Android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</table:table>
      <text:p text:style-name="P5"/>
      <text:p text:style-name="P5"><text:soft-page-break/></text:p>
      <text:list xml:id="list4831169093093563093" text:style-name="L5">
        <text:list-item>
          <text:p text:style-name="P7"><text:span text:style-name="T1">Ответьте на вопросы:</text:span></text:p>
        </text:list-item>
      </text:list>
      <text:list xml:id="list1903549729218182676" text:style-name="L6">
        <text:list-item>
          <text:p text:style-name="P8"><text:span text:style-name="T1">Какой категории ui-элементов относится данный элемент? (см. доп. Материалы)</text:span></text:p>
        </text:list-item>
      </text:list>
      <text:p text:style-name="P5"><text:span text:style-name="T1"/></text:p>
      <text:p text:style-name="P5"><text:span text:style-name="T1"><text:s text:c="2"/>Пагинация</text:span></text:p>
      <text:p text:style-name="P5"><text:span text:style-name="T1"/></text:p>
      <text:p text:style-name="P5"><text:span text:style-name="T1"/></text:p>
      <text:list xml:id="list43692617" text:continue-numbering="true" text:style-name="L6">
        <text:list-item>
          <text:p text:style-name="P8"><text:span text:style-name="T1">- Приведите пример - ui-элемента из категории Input Controls. </text:span></text:p>
        </text:list-item>
      </text:list>
      <text:p text:style-name="P5"><text:span text:style-name="T1"/></text:p>
      <text:p text:style-name="P5"><text:span text:style-name="T1">Кнопки <text:s/>(</text:span><text:bookmark text:name="tw-target-text"/><text:span text:style-name="T2">buttons)</text:span></text:p>
      <text:p text:style-name="P5"><text:span text:style-name="T2"><text:s/></text:span></text:p>
      <text:p text:style-name="P5"><text:span text:style-name="T1"/></text:p>
      <text:list xml:id="list43694493" text:continue-numbering="true" text:style-name="L6">
        <text:list-item>
          <text:p text:style-name="P8"><text:span text:style-name="T1">- Является ли командная строка частью GUI? </text:span></text:p>
        </text:list-item>
      </text:list>
      <text:p text:style-name="P1"><text:span text:style-name="T1"><text:s/></text:span></text:p>
      <text:p text:style-name="P1"><text:span text:style-name="T3">нет <text:s/>не является частью </text:span><text:span text:style-name="T2">Gui.</text:span></text:p>
      <text:list xml:id="list7417725624344009455" text:style-name="L8">
        <text:list-header>
          <text:p text:style-name="P2"><text:span text:style-name="T2"/></text:p>
        </text:list-header>
      </text:list>
      <text:p text:style-name="P1"><text:span text:style-name="T2">4.Какой тип мобильного приложения не имеет доступа к внутреннему функционалу смартфона, например пушам?</text:span></text:p>
      <text:p text:style-name="P1"><text:line-break/>Веб-приложение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los Text" svg:font-family="'Golos Text'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8cm" fo:margin-bottom="0.637cm" fo:margin-left="0.977cm" fo:margin-right="1.1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4-02-23T20:41:03.44</meta:creation-date>
    <meta:document-statistic meta:table-count="10" meta:image-count="0" meta:object-count="0" meta:page-count="4" meta:paragraph-count="269" meta:word-count="632" meta:character-count="3479"/>
    <dc:date>2024-02-23T23:42:34.44</dc:date>
    <dc:creator>Наталья </dc:creator>
    <meta:editing-duration>PT52S</meta:editing-duration>
    <meta:editing-cycles>1</meta:editing-cycles>
    <meta:generator>OpenOffice/4.1.10$Win32 OpenOffice.org_project/4110m2$Build-9807</meta:generator>
  </office:meta>
</office:document-meta>
</file>